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8cdab"/>
    </style:style>
    <style:style style:name="T2" style:family="text">
      <style:text-properties fo:font-size="24pt" style:font-size-asian="24pt" style:font-size-complex="24pt"/>
    </style:style>
    <style:style style:name="T3" style:family="text">
      <style:text-properties fo:font-size="24pt" officeooo:rsid="0008cdab" style:font-size-asian="24pt" style:font-size-complex="2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text:s text:c="24"/></text:span><text:span text:style-name="T3">React Interview</text:span><text:span text:style-name="T1"><text:line-break/><text:line-break/>200 REACT INTERVIEW QUESTIONS &amp; ANSWERS (INCLUDING CODING)</text:span></text:p>
      <text:p text:style-name="Standard"/>
      <text:p text:style-name="Standard">=========================================</text:p>
      <text:p text:style-name="Standard">SECTION 1: CORE CONCEPTS &amp; COMPONENTS</text:p>
      <text:p text:style-name="Standard">=========================================</text:p>
      <text:p text:style-name="Standard"/>
      <text:p text:style-name="Standard">Q1: What is React?</text:p>
      <text:p text:style-name="Standard">A: React is a popular open-source JavaScript library built by Facebook. It is used to build fast, interactive user interfaces by breaking the screen down into small, reusable pieces called components.</text:p>
      <text:p text:style-name="Standard"/>
      <text:p text:style-name="Standard">Q2: What is JSX?</text:p>
      <text:p text:style-name="Standard">A: JSX stands for JavaScript XML. It is a special syntax that lets you write HTML-like code directly inside your JavaScript files. React then turns this JSX into standard JavaScript behind the scenes.</text:p>
      <text:p text:style-name="Standard">```jsx</text:p>
      <text:p text:style-name="Standard">const element = &lt;h1&gt;Hello, world!&lt;/h1&gt;;</text:p>
      <text:p text:style-name="Standard">```</text:p>
      <text:p text:style-name="Standard"/>
      <text:p text:style-name="Standard">Q3: What is the Virtual DOM?</text:p>
      <text:p text:style-name="Standard">A: The Virtual DOM is a lightweight, invisible copy of the real web page (the actual DOM). When data changes, React updates the Virtual DOM first, compares it to the real DOM, and then carefully updates only the parts of the real screen that actually changed. This makes React very fast.</text:p>
      <text:p text:style-name="Standard"/>
      <text:p text:style-name="Standard">Q4: Real DOM vs Virtual DOM?</text:p>
      <text:p text:style-name="Standard">A: The Real DOM updates slowly and has to repaint the entire screen layout when things change. The Virtual DOM updates instantly in memory and applies only the minimum necessary changes to the Real DOM.</text:p>
      <text:p text:style-name="Standard"/>
      <text:p text:style-name="Standard">Q5: Components in React?</text:p>
      <text:p text:style-name="Standard">A: Components are independent, reusable blocks of UI. Think of them like JavaScript functions that return HTML. You can have Functional Components (modern) and Class Components (older).</text:p>
      <text:p text:style-name="Standard"/>
      <text:p text:style-name="Standard">Q6: Functional vs Class Components?</text:p>
      <text:p text:style-name="Standard">A: Functional components are just normal JS functions that return JSX, and they use "Hooks" for state. Class components use ES6 classes, require a `render()` method, and have complex lifecycle methods.</text:p>
      <text:p text:style-name="Standard"/>
      <text:p text:style-name="Standard">=========================================</text:p>
      <text:p text:style-name="Standard">SECTION 2: PROPS &amp; STATE</text:p>
      <text:p text:style-name="Standard">=========================================</text:p>
      <text:p text:style-name="Standard"/>
      <text:p text:style-name="Standard">Q7: What are Props?</text:p>
      <text:p text:style-name="Standard">A: Props (short for properties) are variables you pass from a parent component down to a child component. They are strictly read-only, meaning the child cannot change them.</text:p>
      <text:p text:style-name="Standard">```jsx</text:p>
      <text:p text:style-name="Standard">function Welcome(props) {</text:p>
      <text:p text:style-name="Standard"><text:s text:c="2"/>return &lt;h1&gt;Hello, {props.name}&lt;/h1&gt;;</text:p>
      <text:p text:style-name="Standard">}</text:p>
      <text:p text:style-name="Standard"><text:soft-page-break/>```</text:p>
      <text:p text:style-name="Standard"/>
      <text:p text:style-name="Standard">Q8: What is State?</text:p>
      <text:p text:style-name="Standard">A: State is a component's personal, internal memory. Unlike Props, a component CAN change its own State. When the State changes, the component automatically redraws itself on the screen.</text:p>
      <text:p text:style-name="Standard"/>
      <text:p text:style-name="Standard">Q9: Props vs State?</text:p>
      <text:p text:style-name="Standard">A: Props act like function arguments passed down from above (read-only). State acts like local variables managed inside the component itself (can be updated).</text:p>
      <text:p text:style-name="Standard"/>
      <text:p text:style-name="Standard">Q10: Why can't you update State directly? (e.g., `this.state.name = "John"`)</text:p>
      <text:p text:style-name="Standard">A: If you change state directly, React has no idea you changed it, so it will not redraw the screen. You must always use the setter function (like `setCount` or `this.setState()`) to trigger a re-render.</text:p>
      <text:p text:style-name="Standard"/>
      <text:p text:style-name="Standard">Q11: What is Prop Drilling?</text:p>
      <text:p text:style-name="Standard">A: Prop drilling is when you have to pass a prop through many layers of intermediate components just to get it down to a deeply nested child component that actually needs it.</text:p>
      <text:p text:style-name="Standard"/>
      <text:p text:style-name="Standard">Q12: How to avoid Prop Drilling?</text:p>
      <text:p text:style-name="Standard">A: You can use the React Context API, or use a state management library like Redux or Zustand to teleport data directly to the child that needs it.</text:p>
      <text:p text:style-name="Standard"/>
      <text:p text:style-name="Standard">=========================================</text:p>
      <text:p text:style-name="Standard">SECTION 3: REACT HOOKS</text:p>
      <text:p text:style-name="Standard">=========================================</text:p>
      <text:p text:style-name="Standard"/>
      <text:p text:style-name="Standard">Q13: What are React Hooks?</text:p>
      <text:p text:style-name="Standard">A: Hooks are special functions added in React 16.8 that allow you to "hook into" React features (like state and lifecycles) inside simple functional components, completely replacing the need for ES6 classes.</text:p>
      <text:p text:style-name="Standard"/>
      <text:p text:style-name="Standard">Q14: Rules of Hooks?</text:p>
      <text:p text:style-name="Standard">A: 1. You must only call Hooks at the very top level of your component (not inside loops or `if` statements). </text:p>
      <text:p text:style-name="Standard">2. You must only call Hooks from inside React function components or your own Custom Hooks.</text:p>
      <text:p text:style-name="Standard"/>
      <text:p text:style-name="Standard">Q15: What is `useState`?</text:p>
      <text:p text:style-name="Standard">A: It adds a state variable to a functional component. It returns an array with two things: the current value, and a function to update that value.</text:p>
      <text:p text:style-name="Standard">```jsx</text:p>
      <text:p text:style-name="Standard">const [age, setAge] = useState(25);</text:p>
      <text:p text:style-name="Standard">```</text:p>
      <text:p text:style-name="Standard"/>
      <text:p text:style-name="Standard">Q16: What is `useEffect`?</text:p>
      <text:p text:style-name="Standard">A: It lets you perform "side effects" in your component, like fetching data from an API, setting up a timer, or directly changing the DOM after the component renders.</text:p>
      <text:p text:style-name="Standard">```jsx</text:p>
      <text:p text:style-name="Standard">useEffect(() =&gt; {</text:p>
      <text:p text:style-name="Standard"><text:s text:c="2"/>console.log("Component loaded!");</text:p>
      <text:p text:style-name="Standard">}, []); // Empty array means it runs exactly once</text:p>
      <text:p text:style-name="Standard">```</text:p>
      <text:p text:style-name="Standard"/>
      <text:p text:style-name="Standard"><text:soft-page-break/>Q17: The Dependency Array in `useEffect`?</text:p>
      <text:p text:style-name="Standard">A: The second argument (the `[]`) controls when the effect runs. If empty `[]`, it runs once. If it has a variable `[count]`, it runs every time `count` changes. If you don't provide an array at all, it runs on EVERY single render.</text:p>
      <text:p text:style-name="Standard"/>
      <text:p text:style-name="Standard">Q18: What is a Cleanup function in `useEffect`?</text:p>
      <text:p text:style-name="Standard">A: If your effect returns a function, React runs it right before the component is destroyed or before the effect runs again. It's used to cancel things like `setInterval` or close connections to avoid memory leaks.</text:p>
      <text:p text:style-name="Standard"/>
      <text:p text:style-name="Standard">Q19: What is `useRef`?</text:p>
      <text:p text:style-name="Standard">A: It gives you a variable that remembers its value between renders, BUT changing it does NOT force the component to redraw. It is also used to directly grab physical HTML elements.</text:p>
      <text:p text:style-name="Standard">```jsx</text:p>
      <text:p text:style-name="Standard">const myInput = useRef(null);</text:p>
      <text:p text:style-name="Standard">// myInput.current.focus()</text:p>
      <text:p text:style-name="Standard">```</text:p>
      <text:p text:style-name="Standard"/>
      <text:p text:style-name="Standard">Q20: `useRef` vs `useState`?</text:p>
      <text:p text:style-name="Standard">A: Both remember data between renders. However, updating `useState` causes the screen to update. Updating `useRef` updates silently in the background without refreshing the screen.</text:p>
      <text:p text:style-name="Standard"/>
      <text:p text:style-name="Standard">Q21: What is `useContext`?</text:p>
      <text:p text:style-name="Standard">A: It lets you easily read and subscribe to a Context (global data) without having to use messy Consumer wrappers.</text:p>
      <text:p text:style-name="Standard"/>
      <text:p text:style-name="Standard">Q22: `useMemo` vs `useCallback`?</text:p>
      <text:p text:style-name="Standard">A: Both are used to speed up your app. `useMemo` caches the RESULT of a slow calculation so you don't do the math twice. `useCallback` caches a FUNCTION DEFINITION so it isn't recreated on every render.</text:p>
      <text:p text:style-name="Standard"/>
      <text:p text:style-name="Standard">Q23: What are Custom Hooks?</text:p>
      <text:p text:style-name="Standard">A: Custom hooks are just normal JavaScript functions whose names start with "use" (like `useWindowSize`). They let you extract and share hook logic between multiple different components.</text:p>
      <text:p text:style-name="Standard"/>
      <text:p text:style-name="Standard">=========================================</text:p>
      <text:p text:style-name="Standard">SECTION 4: LIFELIFECYCLE &amp; PERFORMANCE</text:p>
      <text:p text:style-name="Standard">=========================================</text:p>
      <text:p text:style-name="Standard"/>
      <text:p text:style-name="Standard">Q24: What are component lifecycles?</text:p>
      <text:p text:style-name="Standard">A: The three main phases of a component's life: Mounting (being inserted into the screen), Updating (being redrawn because state/props changed), and Unmounting (being removed from the screen).</text:p>
      <text:p text:style-name="Standard"/>
      <text:p text:style-name="Standard">Q25: Lifecycle methods in Class Components?</text:p>
      <text:p text:style-name="Standard">A: `componentDidMount()` runs after the first render. `componentDidUpdate()` runs after re-renders. `componentWillUnmount()` runs right before deletion.</text:p>
      <text:p text:style-name="Standard"/>
      <text:p text:style-name="Standard">Q26: How do Hooks replace lifecycles?</text:p>
      <text:p text:style-name="Standard">A: The single `useEffect` hook handles all three phases depending on how you configure its dependency array and return function.</text:p>
      <text:p text:style-name="Standard"/>
      <text:p text:style-name="Standard"><text:soft-page-break/>Q27: What is `React.memo`?</text:p>
      <text:p text:style-name="Standard">A: It is a wrapper for functional components. It tells React to skip re-rendering the component if its props haven't changed, saving processing power.</text:p>
      <text:p text:style-name="Standard"/>
      <text:p text:style-name="Standard">Q28: `React.memo` vs `useMemo`?</text:p>
      <text:p text:style-name="Standard">A: `React.memo` wraps an entire COMPONENT to prevent re-renders. `useMemo` wraps a specific VARIABLE inside a component to prevent recalculating its value.</text:p>
      <text:p text:style-name="Standard"/>
      <text:p text:style-name="Standard">Q29: What is the `key` prop?</text:p>
      <text:p text:style-name="Standard">A: When rendering lists, React needs a unique `key` (like a database ID) for each item. This helps React identify exactly which items changed, were added, or were removed, keeping list updates very fast.</text:p>
      <text:p text:style-name="Standard"/>
      <text:p text:style-name="Standard">Q30: Why avoid using array index as a `key`?</text:p>
      <text:p text:style-name="Standard">A: If you sort or delete items in the list, the indexes will shift. This confuses React and causes weird visual bugs where the wrong data appears in the wrong input boxes.</text:p>
      <text:p text:style-name="Standard"/>
      <text:p text:style-name="Standard">=========================================</text:p>
      <text:p text:style-name="Standard">SECTION 5: ADVANCED CONCEPTS</text:p>
      <text:p text:style-name="Standard">=========================================</text:p>
      <text:p text:style-name="Standard"/>
      <text:p text:style-name="Standard">Q31: Higher-Order Components (HOC)?</text:p>
      <text:p text:style-name="Standard">A: An HOC is just a function that takes a component as an argument and returns a brand new, upgraded component. It's an older pattern for sharing logic.</text:p>
      <text:p text:style-name="Standard"/>
      <text:p text:style-name="Standard">Q32: What are React Portals?</text:p>
      <text:p text:style-name="Standard">A: Portals let you render a component outside of its normal parent DOM element. It is heavily used for things like full-screen Modals or Tooltips so they don't get trapped by CSS `overflow: hidden`.</text:p>
      <text:p text:style-name="Standard">```jsx</text:p>
      <text:p text:style-name="Standard">ReactDOM.createPortal(&lt;Modal /&gt;, document.getElementById('modal-root'))</text:p>
      <text:p text:style-name="Standard">```</text:p>
      <text:p text:style-name="Standard"/>
      <text:p text:style-name="Standard">Q33: Controlled vs Uncontrolled Components?</text:p>
      <text:p text:style-name="Standard">A: In a Controlled component, the form input value is driven entirely by React `useState`. In an Uncontrolled component, the physical HTML input manages its own state, and React just reads it using a `useRef`.</text:p>
      <text:p text:style-name="Standard"/>
      <text:p text:style-name="Standard">Q34: What is the Context API?</text:p>
      <text:p text:style-name="Standard">A: It is a built-in React feature that lets you share global data (like User Login status or Theme Color) across the entire app without having to pass props down manually at every level.</text:p>
      <text:p text:style-name="Standard"/>
      <text:p text:style-name="Standard">Q35: What are Error Boundaries?</text:p>
      <text:p text:style-name="Standard">A: They are special class components that catch JavaScript crash errors anywhere in their child components, display a fallback "Something went wrong" UI, and prevent the whole app from going blank.</text:p>
      <text:p text:style-name="Standard"/>
      <text:p text:style-name="Standard">Q36: Can Functional Components be Error Boundaries?</text:p>
      <text:p text:style-name="Standard">A: No. Currently, only Class components can be Error Boundaries because there are no hook equivalents for `componentDidCatch`.</text:p>
      <text:p text:style-name="Standard"/>
      <text:p text:style-name="Standard">Q37: What are Render Props?</text:p>
      <text:p text:style-name="Standard"><text:soft-page-break/>A: A pattern where a component receives a function as a prop, and uses that function to know exactly what HTML it should render on the screen.</text:p>
      <text:p text:style-name="Standard"/>
      <text:p text:style-name="Standard">Q38: What are Synthetic Events?</text:p>
      <text:p text:style-name="Standard">A: React doesn't use raw browser events. It wraps them in its own "SyntheticEvent" object so that events behave exactly the same way across all browsers (Chrome, Safari, Firefox).</text:p>
      <text:p text:style-name="Standard"/>
      <text:p text:style-name="Standard">Q39: What is `React.forwardRef`?</text:p>
      <text:p text:style-name="Standard">A: Normally, a component cannot accept a `ref` prop. `forwardRef` is a wrapper that allows a component to receive a `ref` from its parent and pass it straight down to a child HTML element like an `&lt;input&gt;`.</text:p>
      <text:p text:style-name="Standard"/>
      <text:p text:style-name="Standard">Q40: What are Fragments (`&lt;&gt;&lt;/&gt;`)?</text:p>
      <text:p text:style-name="Standard">A: React requires components to return exactly one single parent element. Instead of wrapping everything in a useless `&lt;div&gt;` that clutters the DOM, you can wrap them in a Fragment `&lt;&gt;&lt;/&gt;`, which is completely invisible.</text:p>
      <text:p text:style-name="Standard"/>
      <text:p text:style-name="Standard">=========================================</text:p>
      <text:p text:style-name="Standard">SECTION 6: REDUX &amp; ROUTER</text:p>
      <text:p text:style-name="Standard">=========================================</text:p>
      <text:p text:style-name="Standard"/>
      <text:p text:style-name="Standard">Q41: What is Redux?</text:p>
      <text:p text:style-name="Standard">A: Redux is a very popular third-party library for managing global application state in large Javascript apps. It holds all your data in one massive single "Store".</text:p>
      <text:p text:style-name="Standard"/>
      <text:p text:style-name="Standard">Q42: Core principles of Redux?</text:p>
      <text:p text:style-name="Standard">A: 1. Single source of truth (one Store). 2. State is read-only (you cannot change it directly). 3. Changes are made with pure functions (called Reducers).</text:p>
      <text:p text:style-name="Standard"/>
      <text:p text:style-name="Standard">Q43: What is an Action in Redux?</text:p>
      <text:p text:style-name="Standard">A: A plain JavaScript object that describes WHAT happened. It always has a `type` string across (like "ADD_TODO") and sometimes a `payload` of data.</text:p>
      <text:p text:style-name="Standard"/>
      <text:p text:style-name="Standard">Q44: What is a Reducer in Redux?</text:p>
      <text:p text:style-name="Standard">A: A pure function that takes the current state and an Action, does the math, and returns the brand new updated state.</text:p>
      <text:p text:style-name="Standard"/>
      <text:p text:style-name="Standard">Q45: What is `dispatch`?</text:p>
      <text:p text:style-name="Standard">A: It is the only way to trigger a state change in Redux. You `dispatch` an Action to the Store, and the Store runs the Reducers.</text:p>
      <text:p text:style-name="Standard"/>
      <text:p text:style-name="Standard">Q46: React Router?</text:p>
      <text:p text:style-name="Standard">A: A third-party library that lets you create multiple pages (URLs) in a React Single Page Application without actually refreshing the web browser.</text:p>
      <text:p text:style-name="Standard"/>
      <text:p text:style-name="Standard">Q47: `&lt;BrowserRouter&gt;` vs `&lt;HashRouter&gt;`?</text:p>
      <text:p text:style-name="Standard">A: `BrowserRouter` uses clean normal URLs (e.g. `/about`). `HashRouter` puts a hashtag in the URL (e.g. `/#/about`) and is useful for older servers that don't support modern routing.</text:p>
      <text:p text:style-name="Standard"/>
      <text:p text:style-name="Standard">Q48: What does `&lt;Link&gt;` do?</text:p>
      <text:p text:style-name="Standard">A: It replaces the standard HTML `&lt;a&gt;` anchor tag. When you click it, it changes the URL instantly without triggering a hard page reload.</text:p>
      <text:p text:style-name="Standard"><text:soft-page-break/></text:p>
      <text:p text:style-name="Standard">Q49: What is `useNavigate`?</text:p>
      <text:p text:style-name="Standard">A: A React Router hook that gives you a function to change the URL programmatically (like redirecting a user after they click a Submit button).</text:p>
      <text:p text:style-name="Standard"/>
      <text:p text:style-name="Standard">Q50: What is `&lt;Outlet /&gt;`?</text:p>
      <text:p text:style-name="Standard">A: A special component used in nested routing. It acts as a placeholder telling the parent layout exactly where to render the child page's content.</text:p>
      <text:p text:style-name="Standard"/>
      <text:p text:style-name="Standard">=========================================</text:p>
      <text:p text:style-name="Standard">SECTION 7: HOOKS DEEP DIVE</text:p>
      <text:p text:style-name="Standard">=========================================</text:p>
      <text:p text:style-name="Standard"/>
      <text:p text:style-name="Standard">Q51: What is `useLayoutEffect`?</text:p>
      <text:p text:style-name="Standard">A: It is almost identical to `useEffect`, but it runs immediately BEFORE the browser physically paints the screen. You use it when you need to measure an element's size or position so the screen doesn't flicker.</text:p>
      <text:p text:style-name="Standard"/>
      <text:p text:style-name="Standard">Q52: `useEffect` vs `useLayoutEffect`?</text:p>
      <text:p text:style-name="Standard">A: `useEffect` runs asynchronously AFTER the screen paints (good for fetching data). `useLayoutEffect` runs synchronously BEFORE the screen paints (good for fixing jumpy CSS animations).</text:p>
      <text:p text:style-name="Standard"/>
      <text:p text:style-name="Standard">Q53: What is `useReducer`?</text:p>
      <text:p text:style-name="Standard">A: It is a more advanced version of `useState`. You use it when you have a piece of state that is very complex, like an object with many different changing parts. It uses the exact same Action/Reducer logic as Redux.</text:p>
      <text:p text:style-name="Standard">```jsx</text:p>
      <text:p text:style-name="Standard">const [state, dispatch] = useReducer(reducer, { count: 0 });</text:p>
      <text:p text:style-name="Standard">```</text:p>
      <text:p text:style-name="Standard"/>
      <text:p text:style-name="Standard">Q54: When to use `useReducer` instead of `useState`?</text:p>
      <text:p text:style-name="Standard">A: Use it when your state logic is complicated or when the next state depends heavily on the previous state.</text:p>
      <text:p text:style-name="Standard"/>
      <text:p text:style-name="Standard">Q55: What is `useImperativeHandle`?</text:p>
      <text:p text:style-name="Standard">A: It lets a child component customize exactly what it exposes to a parent component that is using a `useRef` to point at it.</text:p>
      <text:p text:style-name="Standard"/>
      <text:p text:style-name="Standard">Q56: What is `useDebugValue`?</text:p>
      <text:p text:style-name="Standard">A: It is a special hook that lets you add a custom descriptive label to your Custom Hooks so they are easier to read inside the React Developer Tools browser extension.</text:p>
      <text:p text:style-name="Standard"/>
      <text:p text:style-name="Standard">Q57: What is `useId`?</text:p>
      <text:p text:style-name="Standard">A: It generates a random, totally unique string ID. It is mostly used for tying HTML `&lt;label&gt;` tags to `&lt;input&gt;` tags securely, especially when Server-Side Rendering is involved.</text:p>
      <text:p text:style-name="Standard"/>
      <text:p text:style-name="Standard">Q58: What is `useDeferredValue`?</text:p>
      <text:p text:style-name="Standard">A: It lets you delay updating a specific piece of state. For example, if a user is typing fast in a search box, you can "defer" the heavy search rendering so the typing feels fast and smooth.</text:p>
      <text:p text:style-name="Standard"/>
      <text:p text:style-name="Standard">Q59: What is a Stale Closure in Hooks?</text:p>
      <text:p text:style-name="Standard"><text:soft-page-break/>A: A stale closure is a common bug where a `useEffect` or `useCallback` gets stuck looking at an old, outdated version of a state variable because you forgot to tell React to update it.</text:p>
      <text:p text:style-name="Standard"/>
      <text:p text:style-name="Standard">Q60: How do you fix a Stale Closure?</text:p>
      <text:p text:style-name="Standard">A: You fix it by adding the missing state variable into the specific Hook's Dependency Array (the `[]` brackets at the end). This forces the hook to grab the newest data.</text:p>
      <text:p text:style-name="Standard"/>
      <text:p text:style-name="Standard">=========================================</text:p>
      <text:p text:style-name="Standard">SECTION 8: PERFORMANCE OPTIMIZATION</text:p>
      <text:p text:style-name="Standard">=========================================</text:p>
      <text:p text:style-name="Standard"/>
      <text:p text:style-name="Standard">Q61: How do you make a React app faster?</text:p>
      <text:p text:style-name="Standard">A: Use `React.memo` to cache components, use `useMemo`/`useCallback` to cache variables and functions, use Code Splitting to shrink the file size, and remove useless extra `&lt;div&gt;` wrappers using Fragments.</text:p>
      <text:p text:style-name="Standard"/>
      <text:p text:style-name="Standard">Q62: What is Code Splitting?</text:p>
      <text:p text:style-name="Standard">A: Instead of forcing the user to download one massive 10MB JavaScript file containing your entire app, code splitting breaks the app into tiny pieces so the user only downloads the specific page they are currently looking at.</text:p>
      <text:p text:style-name="Standard"/>
      <text:p text:style-name="Standard">Q63: What is Windowing (or Virtualization)?</text:p>
      <text:p text:style-name="Standard">A: If you have a list of 10,000 items, rendering them all crashes the browser. Windowing only renders the 10 or 20 items that are actually visible on the screen right now, and swaps them out as you scroll down.</text:p>
      <text:p text:style-name="Standard"/>
      <text:p text:style-name="Standard">Q64: What is the danger of using too much Memoization?</text:p>
      <text:p text:style-name="Standard">A: Wrapping everything in `useMemo` or `React.memo` forces React to constantly do background math comparing old props to new props. For simple components, this comparison actually takes MORE time than just re-rendering the component normally.</text:p>
      <text:p text:style-name="Standard"/>
      <text:p text:style-name="Standard">Q65: Do inline functions hurt performance?</text:p>
      <text:p text:style-name="Standard">A: Writing an anonymous function directly inside a button like `onClick={() =&gt; doSomething()}` creates a brand new function in memory every single time the component renders. If passed to a child component, it forces that child to constantly re-render.</text:p>
      <text:p text:style-name="Standard"/>
      <text:p text:style-name="Standard">=========================================</text:p>
      <text:p text:style-name="Standard">SECTION 9: SYSTEM ARCHITECTURE</text:p>
      <text:p text:style-name="Standard">=========================================</text:p>
      <text:p text:style-name="Standard"/>
      <text:p text:style-name="Standard">Q66: How does Redux optimize rendering?</text:p>
      <text:p text:style-name="Standard">A: Redux uses "Selectors". If a component selects a specific piece of data from the giant Redux store, that component will ONLY re-render if that exact tiny piece of data changes. </text:p>
      <text:p text:style-name="Standard"/>
      <text:p text:style-name="Standard">Q67: Does the Context API replace Redux?</text:p>
      <text:p text:style-name="Standard">A: No. Context is great for sharing simple global data like Theme (Light/Dark mode). But if you put constantly changing data in Context, EVERY single component reading that Context will re-render violently. Redux doesn't have this problem.</text:p>
      <text:p text:style-name="Standard"/>
      <text:p text:style-name="Standard">Q68: What is the React Profiler?</text:p>
      <text:p text:style-name="Standard">A: A built-in tool in the React DevTools browser extension that records a video of your app rendering. It tells you exactly which components are slow and why they are re-rendering.</text:p>
      <text:p text:style-name="Standard"><text:soft-page-break/></text:p>
      <text:p text:style-name="Standard">Q69: What is Concurrent React?</text:p>
      <text:p text:style-name="Standard">A: A major background feature introduced in React 18. It allows React to pause rendering a heavy component, switch to immediately update something urgent (like a user typing), and then go back to finish the heavy render later.</text:p>
      <text:p text:style-name="Standard"/>
      <text:p text:style-name="Standard">Q70: What is Hydration?</text:p>
      <text:p text:style-name="Standard">A: When you do Server-Side Rendering string-HTML is sent to the browser. Hydration is the process where React wakes up in the browser and attaches Javascript event listeners (like onClick) to that boring static HTML to make it interactive.</text:p>
      <text:p text:style-name="Standard"/>
      <text:p text:style-name="Standard">=========================================</text:p>
      <text:p text:style-name="Standard">SECTION 10: TESTING IN REACT</text:p>
      <text:p text:style-name="Standard">=========================================</text:p>
      <text:p text:style-name="Standard"/>
      <text:p text:style-name="Standard">Q71: What is Jest?</text:p>
      <text:p text:style-name="Standard">A: Jest is a popular JavaScript testing framework built by Facebook. It provides the tools to run your tests and check if the results match what you expected (`expect(a).toBe(b)`).</text:p>
      <text:p text:style-name="Standard"/>
      <text:p text:style-name="Standard">Q72: What is React Testing Library (RTL)?</text:p>
      <text:p text:style-name="Standard">A: A tool for testing React components exactly how a real user would use them. Instead of testing the internal state code, you test if the correct text appears on the screen when a user clicks a specific button.</text:p>
      <text:p text:style-name="Standard"/>
      <text:p text:style-name="Standard">Q73: RTL vs Enzyme?</text:p>
      <text:p text:style-name="Standard">A: Enzyme is an old testing tool that tested the internal state and lifecycle methods of a component. RTL is the modern standard that tests the actual HTML output and user behavior.</text:p>
      <text:p text:style-name="Standard"/>
      <text:p text:style-name="Standard">Q74: How to test a button click in RTL?</text:p>
      <text:p text:style-name="Standard">A: You grab the button from the screen and use the `fireEvent.click()` tool.</text:p>
      <text:p text:style-name="Standard">```jsx</text:p>
      <text:p text:style-name="Standard">const btn = screen.getByText('Submit');</text:p>
      <text:p text:style-name="Standard">fireEvent.click(btn);</text:p>
      <text:p text:style-name="Standard">```</text:p>
      <text:p text:style-name="Standard"/>
      <text:p text:style-name="Standard">Q75: What is Snapshot testing?</text:p>
      <text:p text:style-name="Standard">A: It takes a text picture of your component's HTML output and saves it. If you accidentally change the HTML later, the test fails and warns you that the "snapshot" no longer matches.</text:p>
      <text:p text:style-name="Standard"/>
      <text:p text:style-name="Standard">Q76: How do you mock an API call in a test?</text:p>
      <text:p text:style-name="Standard">A: You use a tool like `jest.mock()` to fake the `fetch` command so it returns dummy data instantly instead of actually reaching out to the real internet.</text:p>
      <text:p text:style-name="Standard"/>
      <text:p text:style-name="Standard">Q77: How do you test a Custom Hook?</text:p>
      <text:p text:style-name="Standard">A: You use the special `renderHook` function from the testing library because React hooks cannot be run normally outside of a real component.</text:p>
      <text:p text:style-name="Standard"/>
      <text:p text:style-name="Standard">Q78: What does `act()` do in testing?</text:p>
      <text:p text:style-name="Standard">A: It is a wrapper function used in tests. It guarantees that any code causing state updates has completely finished rendering to the screen before you run your test assertions.</text:p>
      <text:p text:style-name="Standard"/>
      <text:p text:style-name="Standard">Q79: `getBy` vs `queryBy` in RTL?</text:p>
      <text:p text:style-name="Standard"><text:soft-page-break/>A: If you use `getByRole` and the element isn't on the screen, the test crashes immediately. If you use `queryByRole`, it safely returns `null` so you can verify that an item is successfully hidden.</text:p>
      <text:p text:style-name="Standard"/>
      <text:p text:style-name="Standard">Q80: `findBy` vs `getBy` in RTL?</text:p>
      <text:p text:style-name="Standard">A: `getBy` is synchronous (it looks immediately). `findBy` is asynchronous; it waits for a short period of time for the element to appear on screen, which is great for testing APIs that take a second to load.</text:p>
      <text:p text:style-name="Standard"/>
      <text:p text:style-name="Standard">=========================================</text:p>
      <text:p text:style-name="Standard">SECTION 11: MISC STATE &amp; PATTERNS</text:p>
      <text:p text:style-name="Standard">=========================================</text:p>
      <text:p text:style-name="Standard"/>
      <text:p text:style-name="Standard">Q81: What is the Flux architecture?</text:p>
      <text:p text:style-name="Standard">A: An older design pattern that prevents data from bouncing around chaotically. It forces data to flow strictly in one single direction: Actions -&gt; Dispatcher -&gt; Store -&gt; View.</text:p>
      <text:p text:style-name="Standard"/>
      <text:p text:style-name="Standard">Q82: What is MobX?</text:p>
      <text:p text:style-name="Standard">A: A state management library alternative to Redux. It uses "observable" data models that implicitly track changes, meaning you don't have to write manual Redux reducers.</text:p>
      <text:p text:style-name="Standard"/>
      <text:p text:style-name="Standard">Q83: Redux vs MobX?</text:p>
      <text:p text:style-name="Standard">A: Redux uses strict, plain objects and forces you to write lots of boilerplate code. MobX feels like magic; it uses mutable classes and automatically updates the screen when you change a variable.</text:p>
      <text:p text:style-name="Standard"/>
      <text:p text:style-name="Standard">Q84: What is React Native?</text:p>
      <text:p text:style-name="Standard">A: A framework that lets you build real, native mobile apps for iOS and Android using the exact same React Javascript code you use for websites.</text:p>
      <text:p text:style-name="Standard"/>
      <text:p text:style-name="Standard">Q85: React vs React Native?</text:p>
      <text:p text:style-name="Standard">A: React uses standard web HTML tags like `&lt;div&gt;` and `&lt;h1&gt;`. React Native uses special mobile tags like `&lt;View&gt;` and `&lt;Text&gt;` which get translated into actual iPhone or Android UI blocks.</text:p>
      <text:p text:style-name="Standard"/>
      <text:p text:style-name="Standard">Q86: What is a SyntheticEvent?</text:p>
      <text:p text:style-name="Standard">A: Every web browser handles click events slightly differently. React wraps the browser's generic event in its own custom "SyntheticEvent" to guarantee it works identically on Chrome, Safari, and Edge.</text:p>
      <text:p text:style-name="Standard"/>
      <text:p text:style-name="Standard">Q87: Forwarding Refs?</text:p>
      <text:p text:style-name="Standard">A: Normally you cannot pass a `ref` down into a child component if you need to access its `input` box. You have to wrap the child in `React.forwardRef()` to unlock this ability.</text:p>
      <text:p text:style-name="Standard"/>
      <text:p text:style-name="Standard">Q88: What is React.StrictMode?</text:p>
      <text:p text:style-name="Standard">A: It is a wrapper you put around your entire app that activates extra warnings. It intentionally renders your components TWICE in development to expose sneaky bugs, but does absolutely nothing in final production.</text:p>
      <text:p text:style-name="Standard"/>
      <text:p text:style-name="Standard">Q89: How do you handle Forms in React?</text:p>
      <text:p text:style-name="Standard">A: You either use "Controlled" inputs (binding the input value to `useState`), or use a library like React Hook Form which handles messy validations and stops the form from re-rendering the whole page on every keystroke.</text:p>
      <text:p text:style-name="Standard"/>
      <text:p text:style-name="Standard">Q90: What is Prop Types?</text:p>
      <text:p text:style-name="Standard"><text:soft-page-break/>A: An older built-in library used to check if the props passed into a component are the correct data type (e.g. string vs number). It has largely been replaced entirely by TypeScript.</text:p>
      <text:p text:style-name="Standard"/>
      <text:p text:style-name="Standard">Q91: What is Zustand?</text:p>
      <text:p text:style-name="Standard">A: A modern, small, incredibly fast state management library that is much easier to set up than Redux. It uses simple hooks and doesn't require wrapping your app in giant Context Providers.</text:p>
      <text:p text:style-name="Standard">```js</text:p>
      <text:p text:style-name="Standard">const useStore = create(set =&gt; ({ bears: 0, increase: () =&gt; set(state =&gt; ({ bears: state.bears + 1 })) }));</text:p>
      <text:p text:style-name="Standard">```</text:p>
      <text:p text:style-name="Standard"/>
      <text:p text:style-name="Standard">Q92: Recoil vs React state?</text:p>
      <text:p text:style-name="Standard">A: Recoil is another state library. It uses "Atoms" (tiny pieces of state). Components can subscribe securely just to the specific Atoms they care about, avoiding massive app-wide re-renders.</text:p>
      <text:p text:style-name="Standard"/>
      <text:p text:style-name="Standard">Q93: React Query (TanStack Query)?</text:p>
      <text:p text:style-name="Standard">A: An absolute game-changer library for fetching data from APIs. It handles loading states, error states, caching data so it loads instantly next time, and background refreshing automatically.</text:p>
      <text:p text:style-name="Standard"/>
      <text:p text:style-name="Standard">Q94: `useQuery` vs `useMutation`?</text:p>
      <text:p text:style-name="Standard">A: In React Query, `useQuery` is used for GET requests (reading data). `useMutation` is used for POST/PUT/DELETE requests (changing or sending data to the server).</text:p>
      <text:p text:style-name="Standard"/>
      <text:p text:style-name="Standard">Q95: What is Apollo Client?</text:p>
      <text:p text:style-name="Standard">A: A massive data fetching library specifically built exactly for communicating with GraphQL databases.</text:p>
      <text:p text:style-name="Standard"/>
      <text:p text:style-name="Standard">Q96: What is the Container/Presentational pattern?</text:p>
      <text:p text:style-name="Standard">A: An older way to organize code. You put all your data fetching API logic inside a smart "Container" component, which passes the raw data down to a dumb "Presentational" component that just draws CSS and HTML.</text:p>
      <text:p text:style-name="Standard"/>
      <text:p text:style-name="Standard">Q97: Is the Container pattern still useful?</text:p>
      <text:p text:style-name="Standard">A: Not really. Custom Hooks successfully replaced it. Now you put your messy data fetching logic inside a clean `useFetchData()` hook instead of a wrapper component.</text:p>
      <text:p text:style-name="Standard"/>
      <text:p text:style-name="Standard">Q98: What is Component Composition?</text:p>
      <text:p text:style-name="Standard">A: The practice of keeping components small and plugging them into each other like Lego bricks, passing child elements inside parent wrapper tags rather than passing heavy objects down through layers of props.</text:p>
      <text:p text:style-name="Standard"/>
      <text:p text:style-name="Standard">Q99: What is Storybook?</text:p>
      <text:p text:style-name="Standard">A: A developer tool that acts as a visual catalog. It lets you build and test your UI components in complete isolation outside of your main app so you can ensure the CSS looks perfect in every state.</text:p>
      <text:p text:style-name="Standard"/>
      <text:p text:style-name="Standard">Q100: What are Micro-Frontends?</text:p>
      <text:p text:style-name="Standard">A: Imagine a massive enterprise website. Instead of one gigantic React app, Micro-Frontends split the website so the Navbar is owned by Team A, the Shopping Cart is built by Team B, and they all stitch together seamlessly on the screen.</text:p>
      <text:p text:style-name="Standard"/>
      <text:p text:style-name="Standard">=========================================</text:p>
      <text:p text:style-name="Standard">SECTION 12: NEXT.JS &amp; SERVER RENDERING</text:p>
      <text:p text:style-name="Standard"><text:soft-page-break/>=========================================</text:p>
      <text:p text:style-name="Standard"/>
      <text:p text:style-name="Standard">Q101: What is Next.js?</text:p>
      <text:p text:style-name="Standard">A: Next.js is a powerful framework built on top of React. While React only renders pages inside the user's browser (Client-Side), Next.js allows you to render pages on the server (Server-Side) before sending them to the user, making websites load instantly and rank better on Google.</text:p>
      <text:p text:style-name="Standard"/>
      <text:p text:style-name="Standard">Q102: What is Client-Side Rendering (CSR)?</text:p>
      <text:p text:style-name="Standard">A: Standard React behavior. The server sends a blank HTML page and a massive Javascript file. The user stares at a blank white screen while the browser downloads and slowly builds the page.</text:p>
      <text:p text:style-name="Standard"/>
      <text:p text:style-name="Standard">Q103: What is Server-Side Rendering (SSR)?</text:p>
      <text:p text:style-name="Standard">A: The server builds the fully complete HTML page exactly when the user requests it. The user instantly sees the full page, but it might take a second for buttons to become clickable while Javascript loads in the background.</text:p>
      <text:p text:style-name="Standard"/>
      <text:p text:style-name="Standard">Q104: What is Static Site Generation (SSG)?</text:p>
      <text:p text:style-name="Standard">A: The absolute fastest way to build a web page. The server builds the HTML page ONE TIME when you deploy your code, and saves it. Then, every user who visits the site gets a fast, pre-saved copy of the page.</text:p>
      <text:p text:style-name="Standard"/>
      <text:p text:style-name="Standard">Q105: What is Incremental Static Regeneration (ISR)?</text:p>
      <text:p text:style-name="Standard">A: A mix of SSG and SSR. It allows you to update static SSG pages in the background automatically (e.g., every 60 seconds) without needing to completely rebuild and redeploy your entire website.</text:p>
      <text:p text:style-name="Standard"/>
      <text:p text:style-name="Standard">Q106: Next.js App Router vs Pages Router?</text:p>
      <text:p text:style-name="Standard">A: The Pages Router is the older way (putting files in a `/pages` folder). The App Router is the brand new Next.js 13+ standard that supports modern React Server Components directly out of the box.</text:p>
      <text:p text:style-name="Standard"/>
      <text:p text:style-name="Standard">Q107: What are React Server Components (RSC)?</text:p>
      <text:p text:style-name="Standard">A: A massive upgrade in React 18. These are components that purely render on the server and NEVER send their Javascript code to the browser, making the website incredibly fast and secure (you can safely put database passwords inside them).</text:p>
      <text:p text:style-name="Standard"/>
      <text:p text:style-name="Standard">Q108: How do you fetch data in a Server Component?</text:p>
      <text:p text:style-name="Standard">A: You don't need `useEffect` or `useState`. You just make the component an `async` function and use `await fetch()` directly at the top level.</text:p>
      <text:p text:style-name="Standard"/>
      <text:p text:style-name="Standard">Q109: What is "use client" in Next.js?</text:p>
      <text:p text:style-name="Standard">A: By default, everything in Next.js App Router is a Server Component. If you need standard React features like `useState`, `useEffect`, or `onClick`, you must type `"use client"` at the very top of the file.</text:p>
      <text:p text:style-name="Standard"/>
      <text:p text:style-name="Standard">Q110: Next.js Image Component?</text:p>
      <text:p text:style-name="Standard">A: Next.js replaces the standard HTML `&lt;img&gt;` tag with `{ Image }`. It automatically compresses pictures, resizes them for mobile phones, and lazy-loads them so they don't slow down the website.</text:p>
      <text:p text:style-name="Standard"/>
      <text:p text:style-name="Standard">Q111: Next.js Link Component?</text:p>
      <text:p text:style-name="Standard">A: You use `{ Link }` instead of `&lt;a&gt;` tags. Next.js "pre-fetches" the Linked page in the background automatically, so when the user actually clicks the link, the next page loads instantly.</text:p>
      <text:p text:style-name="Standard"><text:soft-page-break/></text:p>
      <text:p text:style-name="Standard">Q112: Next.js API Routes / Route Handlers?</text:p>
      <text:p text:style-name="Standard">A: You don't need a separate Node.js/Express backend server. You can write your backend database logic directly inside Next.js using Route Handlers.</text:p>
      <text:p text:style-name="Standard"/>
      <text:p text:style-name="Standard">Q113: Next.js Middleware?</text:p>
      <text:p text:style-name="Standard">A: Code that runs before a request completes. For example, if a user tries to access `/dashboard` but isn't logged in, Middleware intercepts them in millisecond and redirects them back to `/login`.</text:p>
      <text:p text:style-name="Standard"/>
      <text:p text:style-name="Standard">Q114: Next.js `layout.tsx`?</text:p>
      <text:p text:style-name="Standard">A: A special file in the App Router that acts as a wrapper wrapper. You put your Navbar and Footer in `layout.tsx`, and they will automatically wrap around every page without reloading.</text:p>
      <text:p text:style-name="Standard"/>
      <text:p text:style-name="Standard">Q115: SEO advantages of Next.js?</text:p>
      <text:p text:style-name="Standard">A: Because Next.js sends fully complete HTML to the browser immediately, Google's search bots can easily read all the text on your page. Standard React sends a blank page that bots struggle to read.</text:p>
      <text:p text:style-name="Standard"/>
      <text:p text:style-name="Standard">=========================================</text:p>
      <text:p text:style-name="Standard">SECTION 13: TYPESCRIPT WITH REACT</text:p>
      <text:p text:style-name="Standard">=========================================</text:p>
      <text:p text:style-name="Standard"/>
      <text:p text:style-name="Standard">Q116: Why use TypeScript with React?</text:p>
      <text:p text:style-name="Standard">A: It catches silly bugs before you even save the file. Instead of accidentally passing a string into a component that expected a number (and crashing the app), TypeScript highlights it in red immediately.</text:p>
      <text:p text:style-name="Standard"/>
      <text:p text:style-name="Standard">Q117: How to type Props?</text:p>
      <text:p text:style-name="Standard">A: You create an `interface` or `type` listing exactly what inputs the component is allowed to accept.</text:p>
      <text:p text:style-name="Standard">```tsx</text:p>
      <text:p text:style-name="Standard">type ButtonProps = { title: string, count: number };</text:p>
      <text:p text:style-name="Standard">function Button({ title, count }: ButtonProps) { ... }</text:p>
      <text:p text:style-name="Standard">```</text:p>
      <text:p text:style-name="Standard"/>
      <text:p text:style-name="Standard">Q118: How to type `useState`?</text:p>
      <text:p text:style-name="Standard">A: Pass the type inside alligator brackets `&lt;&gt;`.</text:p>
      <text:p text:style-name="Standard">```tsx</text:p>
      <text:p text:style-name="Standard">const [user, setUser] = useState&lt;string | null&gt;(null);</text:p>
      <text:p text:style-name="Standard">```</text:p>
      <text:p text:style-name="Standard"/>
      <text:p text:style-name="Standard">Q119: How to type an Event (like onChange)?</text:p>
      <text:p text:style-name="Standard">A: Use React's built in types, like `React.ChangeEvent`.</text:p>
      <text:p text:style-name="Standard">```tsx</text:p>
      <text:p text:style-name="Standard">const handleChange = (e: React.ChangeEvent&lt;HTMLInputElement&gt;) =&gt; {}</text:p>
      <text:p text:style-name="Standard">```</text:p>
      <text:p text:style-name="Standard"/>
      <text:p text:style-name="Standard">Q120: How to type `useRef` pointing to a DOM element?</text:p>
      <text:p text:style-name="Standard">A: Provide the specific HTML element type, like `HTMLInputElement`.</text:p>
      <text:p text:style-name="Standard">```tsx</text:p>
      <text:p text:style-name="Standard">const inputRef = useRef&lt;HTMLInputElement&gt;(null);</text:p>
      <text:p text:style-name="Standard">```</text:p>
      <text:p text:style-name="Standard"/>
      <text:p text:style-name="Standard"><text:soft-page-break/>=========================================</text:p>
      <text:p text:style-name="Standard">SECTION 14: REDUX TOOLKIT (RTK)</text:p>
      <text:p text:style-name="Standard">=========================================</text:p>
      <text:p text:style-name="Standard"/>
      <text:p text:style-name="Standard">Q121: What is Redux Toolkit (RTK)?</text:p>
      <text:p text:style-name="Standard">A: It is the official, completely modern way to write Redux logic. It eliminates all the terrible, complex "boilerplate" code that made older Redux so hard to use.</text:p>
      <text:p text:style-name="Standard"/>
      <text:p text:style-name="Standard">Q122: Old Redux vs RTK?</text:p>
      <text:p text:style-name="Standard">A: In Old Redux, you had to manually write long `switch/case` reducers and separate action files. RTK uses slices to combine actions and reducers into one tiny, easy file, and it automatically sets up the Redux DevTools.</text:p>
      <text:p text:style-name="Standard"/>
      <text:p text:style-name="Standard">Q123: What is `createSlice`?</text:p>
      <text:p text:style-name="Standard">A: The main tool in RTK. It takes a name, an initial state, and a tiny object of reducer functions. It automatically creates all the Actions and Action Creators for you in the background.</text:p>
      <text:p text:style-name="Standard"/>
      <text:p text:style-name="Standard">Q124: Can you mutate state in RTK?</text:p>
      <text:p text:style-name="Standard">A: Technically no, but RTK feels like yes. Under the hood, RTK uses a library called "Immer". This lets you write simple code like `state.count += 1`, and Immer safely translates it into an immutable copy behind the scenes.</text:p>
      <text:p text:style-name="Standard"/>
      <text:p text:style-name="Standard">Q125: What is `configureStore`?</text:p>
      <text:p text:style-name="Standard">A: RTK's simple function to set up the giant master Redux Store. It automatically adds helpful error-checking middleware and sets up the browser extension for you.</text:p>
      <text:p text:style-name="Standard"/>
      <text:p text:style-name="Standard">Q126: What is a Thunk in RTK?</text:p>
      <text:p text:style-name="Standard">A: Used for asynchronous logic (like fetching data from an API). RTK simplifies this using `createAsyncThunk`, which automatically generates `pending`, `fulfilled`, and `rejected` actions so you can show loading spinners easily.</text:p>
      <text:p text:style-name="Standard"/>
      <text:p text:style-name="Standard">Q127: What is RTK Query?</text:p>
      <text:p text:style-name="Standard">A: Built into RTK, it is an incredibly powerful data-fetching tool similar to React Query. It handles caching, background polling, and deduplicating API requests instantly.</text:p>
      <text:p text:style-name="Standard"/>
      <text:p text:style-name="Standard">Q128: `useSelector` vs `useDispatch`?</text:p>
      <text:p text:style-name="Standard">A: `useSelector` is how your component READS data from the Redux store. `useDispatch` is how your component gets the remote-control clicker to SEND actions to the store to trigger updates.</text:p>
      <text:p text:style-name="Standard"/>
      <text:p text:style-name="Standard">Q129: What happens if you don't use memoized selectors?</text:p>
      <text:p text:style-name="Standard">A: If you pull a giant object out of Redux and do heavy math on it inside `useSelector`, it will recalculate and slow down the app every single time the store updates. You should use `createSelector` to cache it.</text:p>
      <text:p text:style-name="Standard"/>
      <text:p text:style-name="Standard">Q130: Does RTK replace Context API?</text:p>
      <text:p text:style-name="Standard">A: It replaces Context API for heavy, rapidly changing data. For simple, slow things (Theme, Language Preference), Context is still perfectly fine and easier to set up.</text:p>
      <text:p text:style-name="Standard"/>
      <text:p text:style-name="Standard">=========================================</text:p>
      <text:p text:style-name="Standard">SECTION 15: SECURITY &amp; WEB VITALS</text:p>
      <text:p text:style-name="Standard">=========================================</text:p>
      <text:p text:style-name="Standard"/>
      <text:p text:style-name="Standard"><text:soft-page-break/>Q131: What is Cross-Site Scripting (XSS)?</text:p>
      <text:p text:style-name="Standard">A: A massive security risk where a hacker types malicious Javascript code into a comment box. If your app renders that comment blindly, the hacker's code runs and steals other users' passwords.</text:p>
      <text:p text:style-name="Standard"/>
      <text:p text:style-name="Standard">Q132: Does React prevent XSS?</text:p>
      <text:p text:style-name="Standard">A: Yes. When using `{variable}`, React automatically scrubs and escapes strings to neutralize any malicious HTML or Scripts.</text:p>
      <text:p text:style-name="Standard"/>
      <text:p text:style-name="Standard">Q133: What is `dangerouslySetInnerHTML`?</text:p>
      <text:p text:style-name="Standard">A: React's scary-sounding tool to bypass XSS protection and literally force HTML onto the screen. You must be 100% sure the HTML is safe before using it, otherwise you get hacked.</text:p>
      <text:p text:style-name="Standard"/>
      <text:p text:style-name="Standard">Q134: What is CSRF?</text:p>
      <text:p text:style-name="Standard">A: Cross-Site Request Forgery. When a bad website tricks the user's browser into silently sending a request to their bank using their saved cookie session. It's usually prevented using Anti-CSRF tokens on your backend.</text:p>
      <text:p text:style-name="Standard"/>
      <text:p text:style-name="Standard">Q135: What is CSP?</text:p>
      <text:p text:style-name="Standard">A: Content Security Policy. A strict list of rules sent by your server that tells the browser exactly which websites are allowed to run Javascript on your page.</text:p>
      <text:p text:style-name="Standard"/>
      <text:p text:style-name="Standard">Q136: What are Core Web Vitals?</text:p>
      <text:p text:style-name="Standard">A: Google's 3 main health metrics for deciding if your website is fast and usable. If you fail them, Google pushes your site down in search results.</text:p>
      <text:p text:style-name="Standard"/>
      <text:p text:style-name="Standard">Q137: What is LCP (Largest Contentful Paint)?</text:p>
      <text:p text:style-name="Standard">A: Measures exactly how long it takes for the largest image or biggest block of text to show up on the screen. Must be under 2.5 seconds.</text:p>
      <text:p text:style-name="Standard"/>
      <text:p text:style-name="Standard">Q138: What is FID (First Input Delay) / INP (Interaction to Next Paint)?</text:p>
      <text:p text:style-name="Standard">A: Measures how "laggy" the site feels. When a user clicks a button, this is exactly how long it takes for the browser to process the click.</text:p>
      <text:p text:style-name="Standard"/>
      <text:p text:style-name="Standard">Q139: What is CLS (Cumulative Layout Shift)?</text:p>
      <text:p text:style-name="Standard">A: Measures visual stability. If you are about to click a button, but a slow image suddenly loads and pushes the button down causing you to click an Ad instead, that is a terrible CLS score.</text:p>
      <text:p text:style-name="Standard"/>
      <text:p text:style-name="Standard">Q140: How to improve LCP in React?</text:p>
      <text:p text:style-name="Standard">A: Use Server-Side Rendering (Next.js) so the text arrives instantly. Compress heavy hero images and ensure they are lazy-loaded effectively. Use `&lt;link rel="preload"&gt;` to fetch important fonts or hero images early.</text:p>
      <text:p text:style-name="Standard"/>
      <text:p text:style-name="Standard">=========================================</text:p>
      <text:p text:style-name="Standard">SECTION 16: BUILD TOOLS &amp; ECOSYSTEM</text:p>
      <text:p text:style-name="Standard">=========================================</text:p>
      <text:p text:style-name="Standard"/>
      <text:p text:style-name="Standard">Q141: What is Webpack?</text:p>
      <text:p text:style-name="Standard">A: An older, incredibly powerful bundler. It grabs all your thousands of Javascript, CSS, and Image files and mashes them together cleanly into one or two final optimized files that the browser can easily load.</text:p>
      <text:p text:style-name="Standard"/>
      <text:p text:style-name="Standard">Q142: What is Vite?</text:p>
      <text:p text:style-name="Standard"><text:soft-page-break/>A: A modern, incredibly blazing-fast alternative to Webpack. Webpack rebuilds the whole app when you save a file. Vite uses modern browser features to instantly update only the single tiny file you changed.</text:p>
      <text:p text:style-name="Standard"/>
      <text:p text:style-name="Standard">Q143: What is Babel?</text:p>
      <text:p text:style-name="Standard">A: A translator. Older browsers (like Internet Explorer or old iPhones) cannot read modern ES6 Javascript or JSX formatting. Babel translates your modern code backwards into simple, clunky code that all old browsers understand.</text:p>
      <text:p text:style-name="Standard"/>
      <text:p text:style-name="Standard">Q144: Do you still need Babel today?</text:p>
      <text:p text:style-name="Standard">A: Less and less. Most modern browsers auto-support ES6, and tools like Vite use SWC or ESBuild (written in fast languages like Rust and Go) which translate code 10x faster than Babel.</text:p>
      <text:p text:style-name="Standard"/>
      <text:p text:style-name="Standard">Q145: What is ESLint?</text:p>
      <text:p text:style-name="Standard">A: A strict spelling and grammar checker for code. If you make a typo, forget a semicolon, or use a bad React pattern, ESLint yells at you and draws red squiggly lines under the mistake so you fix it before it breaks.</text:p>
      <text:p text:style-name="Standard"/>
      <text:p text:style-name="Standard">Q146: What is Prettier?</text:p>
      <text:p text:style-name="Standard">A: An auto-formatter. It doesn't care if your code works; it only cares what it looks like. When you press Save, it automatically fixes your spaces, indents, and quotes so perfectly consistent style rules apply to the entire team.</text:p>
      <text:p text:style-name="Standard"/>
      <text:p text:style-name="Standard">Q147: ESLint vs Prettier?</text:p>
      <text:p text:style-name="Standard">A: ESLint catches bad logical bugs and bad coding habits. Prettier catches ugly formatting and messy indentations. They work together.</text:p>
      <text:p text:style-name="Standard"/>
      <text:p text:style-name="Standard">Q148: What is npm vs yarn vs pnpm?</text:p>
      <text:p text:style-name="Standard">A: They are Package Managers used to download third-party libraries (like React or Axios) from the internet. `npm` is the original default. `yarn` was Facebook's faster alternative. `pnpm` is the newest one that aggressively saves hard drive space on your computer.</text:p>
      <text:p text:style-name="Standard"/>
      <text:p text:style-name="Standard">Q149: What is `package.json`?</text:p>
      <text:p text:style-name="Standard">A: The master ID card of your project. It lists the exact name of your project, the custom scripts you can run (like `npm start`), and the exact library versions your project needs to survive.</text:p>
      <text:p text:style-name="Standard"/>
      <text:p text:style-name="Standard">Q150: What is `package-lock.json`?</text:p>
      <text:p text:style-name="Standard">A: An ultra-strict receipt. While `package.json` says "I need React version 18.x", the lock file writes down the permanent, exact byte-for-byte version number installed on your machine so that your coworkers download the exact same identical setup.</text:p>
      <text:p text:style-name="Standard"/>
      <text:p text:style-name="Standard">=========================================</text:p>
      <text:p text:style-name="Standard">SECTION 17: DESIGN PATTERNS &amp; CLEAN CODE</text:p>
      <text:p text:style-name="Standard">=========================================</text:p>
      <text:p text:style-name="Standard"/>
      <text:p text:style-name="Standard">Q151: What is a "Dumb" Component?</text:p>
      <text:p text:style-name="Standard">A: A component that takes Props, draws UI, and does absolutely nothing else. It has no API calls, no complex state, and is incredibly easy to test.</text:p>
      <text:p text:style-name="Standard"/>
      <text:p text:style-name="Standard">Q152: What is a "Smart" Component?</text:p>
      <text:p text:style-name="Standard">A: A component that handles messy business logic. It fetches data, holds `useState`, and then passes that data down to Dumb components to draw.</text:p>
      <text:p text:style-name="Standard"><text:soft-page-break/></text:p>
      <text:p text:style-name="Standard">Q153: Why use Custom Hooks instead of HOCs?</text:p>
      <text:p text:style-name="Standard">A: Higher-Order Components (HOCs) wrap your app in confusing layers (called "Wrapper Hell"). Custom Hooks let you extract the exact same logic cleanly without adding fake, invisible HTML tags to your layout.</text:p>
      <text:p text:style-name="Standard"/>
      <text:p text:style-name="Standard">Q154: What is the "Rules of Hooks" Linter?</text:p>
      <text:p text:style-name="Standard">A: It is an ESLint plugin (`eslint-plugin-react-hooks`) that aggressively yells at you if you accidentally put a `useEffect` inside an `if` statement or a `for` loop, preventing massive rendering bugs.</text:p>
      <text:p text:style-name="Standard"/>
      <text:p text:style-name="Standard">Q155: Why must Hooks be at the top level?</text:p>
      <text:p text:style-name="Standard">A: React doesn't know the "names" of your hooks. It just counts them. "Hook 1 is age, Hook 2 is name." If you put Hook 1 inside an `if` statement and it skips it, React loses count, thinks Hook 2 is Hook 1, and the app crashes.</text:p>
      <text:p text:style-name="Standard"/>
      <text:p text:style-name="Standard">Q156: What is a pure component in React?</text:p>
      <text:p text:style-name="Standard">A: A component that ALWAYS draws the exact same HTML if you give it the exact same Props. Using `React.memo` turns a normal function into a pure component.</text:p>
      <text:p text:style-name="Standard"/>
      <text:p text:style-name="Standard">Q157: How do you handle deep object updates in State?</text:p>
      <text:p text:style-name="Standard">A: If state is `{ user: { name: "Bob", age: 20 } }`, you MUST copy the entire object and the inner object before updating it.</text:p>
      <text:p text:style-name="Standard">```js</text:p>
      <text:p text:style-name="Standard">setUser(prev =&gt; ({ ...prev, user: { ...prev.user, age: 21 } }));</text:p>
      <text:p text:style-name="Standard">```</text:p>
      <text:p text:style-name="Standard"/>
      <text:p text:style-name="Standard">Q158: Why is it bad to mutate state directly?</text:p>
      <text:p text:style-name="Standard">A: Because Javascript objects pass by Reference. If you change a property directly, the object's "memory address" hasn't changed. When React checks if the address changed, it says "Nope, same address" and skips redrawing the screen.</text:p>
      <text:p text:style-name="Standard"/>
      <text:p text:style-name="Standard">Q159: What is React Fiber?</text:p>
      <text:p text:style-name="Standard">A: It is the completely rewritten internal engine that powers React 16 and above. It makes React capable of pausing and prioritizing renders (which enables Concurrent Mode).</text:p>
      <text:p text:style-name="Standard"/>
      <text:p text:style-name="Standard">Q160: What happens if a Parent re-renders?</text:p>
      <text:p text:style-name="Standard">A: By default, EVERY single child component sitting inside that parent will automatically re-render, even if the child's props didn't change at all. (Unless you wrap the child in `React.memo`).</text:p>
      <text:p text:style-name="Standard"/>
      <text:p text:style-name="Standard">=========================================</text:p>
      <text:p text:style-name="Standard">SECTION 18: ACCESSIBILITY &amp; PITFALLS</text:p>
      <text:p text:style-name="Standard">=========================================</text:p>
      <text:p text:style-name="Standard"/>
      <text:p text:style-name="Standard">Q161: What is a Stale State Bug?</text:p>
      <text:p text:style-name="Standard">A: When you try to read a State variable inside a `setTimeout`, but it prints the old original value instead of the new updated value.</text:p>
      <text:p text:style-name="Standard"/>
      <text:p text:style-name="Standard">Q162: How do you fix a Stale State Bug?</text:p>
      <text:p text:style-name="Standard">A: Always use the "updater function" version of setState when your new state depends on the old state.</text:p>
      <text:p text:style-name="Standard">```js</text:p>
      <text:p text:style-name="Standard"><text:soft-page-break/>setCount(prevCount =&gt; prevCount + 1); // Safe</text:p>
      <text:p text:style-name="Standard">setCount(count + 1); // Dangerous inside timeouts!</text:p>
      <text:p text:style-name="Standard">```</text:p>
      <text:p text:style-name="Standard"/>
      <text:p text:style-name="Standard">Q163: Why does `useEffect` sometimes run twice?</text:p>
      <text:p text:style-name="Standard">A: In development mode, `React.StrictMode` intentionally mounts, unmounts, and re-mounts your component instantly. It does this to catch bugs where you forgot to write a cleanup function.</text:p>
      <text:p text:style-name="Standard"/>
      <text:p text:style-name="Standard">Q164: What is Web Accessibility (a11y) in React?</text:p>
      <text:p text:style-name="Standard">A: Making sure your React app can be used by blind users using Screen Readers, or users who can only navigate the internet using their keyboard Tab key.</text:p>
      <text:p text:style-name="Standard"/>
      <text:p text:style-name="Standard">Q165: How do you write Accessible HTML in React?</text:p>
      <text:p text:style-name="Standard">A: Use normal HTML instead of fancy divs! Use `&lt;button&gt;` for clicking, not `&lt;div onClick&gt;`. Keep `&lt;img alt="text"&gt;` tags descriptive. Use `aria-labels` for icon buttons without text.</text:p>
      <text:p text:style-name="Standard"/>
      <text:p text:style-name="Standard">Q166: What is Focus Management?</text:p>
      <text:p text:style-name="Standard">A: If a user clicks a button and a Modal pops up, you should use a `useRef` to automatically move the keyboard cursor (focus) to the first input box inside the Modal.</text:p>
      <text:p text:style-name="Standard"/>
      <text:p text:style-name="Standard">Q167: What is `react-axe`?</text:p>
      <text:p text:style-name="Standard">A: A helpful testing tool you can run in development that scans your React app and screams at you in the console if you broke any accessibility rules (like making text too light to read).</text:p>
      <text:p text:style-name="Standard"/>
      <text:p text:style-name="Standard">Q168: How do you hide an element from Screen Readers?</text:p>
      <text:p text:style-name="Standard">A: Add the `aria-hidden="true"` prop to the element. This tells the screen reader robot to completely ignore it.</text:p>
      <text:p text:style-name="Standard"/>
      <text:p text:style-name="Standard">Q169: What is the most common Memory Leak in React?</text:p>
      <text:p text:style-name="Standard">A: Starting a `setInterval` timer inside `useEffect`, but forgetting to `clearInterval` inside the return cleanup function! The timer will run forever in the background even after the user leaves the page.</text:p>
      <text:p text:style-name="Standard"/>
      <text:p text:style-name="Standard">Q170: Why use `eslint-plugin-jsx-a11y`?</text:p>
      <text:p text:style-name="Standard">A: It's an ESLint tool that catches accessibility mistakes (like missing alt tags on images) while you are actively typing the code.</text:p>
      <text:p text:style-name="Standard"/>
      <text:p text:style-name="Standard">=========================================</text:p>
      <text:p text:style-name="Standard">SECTION 19: MODERN ECOSYSTEM</text:p>
      <text:p text:style-name="Standard">=========================================</text:p>
      <text:p text:style-name="Standard"/>
      <text:p text:style-name="Standard">Q171: What is Tailwind CSS?</text:p>
      <text:p text:style-name="Standard">A: A hugely popular CSS framework. Instead of writing custom CSS files, you style things by typing utility classes directly into your JSX.</text:p>
      <text:p text:style-name="Standard">```jsx</text:p>
      <text:p text:style-name="Standard">&lt;button className="bg-blue-500 text-white rounded"&gt;Click&lt;/button&gt;</text:p>
      <text:p text:style-name="Standard">```</text:p>
      <text:p text:style-name="Standard"/>
      <text:p text:style-name="Standard">Q172: Styled Components vs CSS Modules?</text:p>
      <text:p text:style-name="Standard">A: Styled Components let you write CSS directly inside your Javascript files holding your React components. CSS Modules keep CSS in separate files, but scramble the class names so they don't accidentally conflict with other files.</text:p>
      <text:p text:style-name="Standard"/>
      <text:p text:style-name="Standard"><text:soft-page-break/>Q173: What is Framer Motion?</text:p>
      <text:p text:style-name="Standard">A: The most popular animation library for React. It makes adding smooth bouncy transitions and drag-and-drop physics incredibly easy.</text:p>
      <text:p text:style-name="Standard"/>
      <text:p text:style-name="Standard">Q174: What is React Hook Form?</text:p>
      <text:p text:style-name="Standard">A: A tiny library that makes managing massive forms easy. It tracks thousands of keystrokes silently without re-rendering your entire page, making forms incredibly fast.</text:p>
      <text:p text:style-name="Standard"/>
      <text:p text:style-name="Standard">Q175: What is Yup or Zod?</text:p>
      <text:p text:style-name="Standard">A: Schema validation libraries. You use them alongside Form libraries to easily check if a user's password has 8 characters and a special symbol before letting them click Submit.</text:p>
      <text:p text:style-name="Standard"/>
      <text:p text:style-name="Standard">Q176: What is trpc?</text:p>
      <text:p text:style-name="Standard">A: A modern tool for Next.js and React that securely links your backend Database types to your frontend React code. If you delete a column in your Database, your React code instantly highlights red, preventing a crash.</text:p>
      <text:p text:style-name="Standard"/>
      <text:p text:style-name="Standard">Q177: What is Supabase / Firebase?</text:p>
      <text:p text:style-name="Standard">A: "Backend as a Service". Instead of building your own Node.js server, they give you a Database, Login System, and Image Storage out of the box so you can focus only on writing React code.</text:p>
      <text:p text:style-name="Standard"/>
      <text:p text:style-name="Standard">Q178: What is Vercel?</text:p>
      <text:p text:style-name="Standard">A: The company that built Next.js. They provide the absolute best web hosting for React and Next.js apps because they automatically handle all the crazy Serverless Server setup for you.</text:p>
      <text:p text:style-name="Standard"/>
      <text:p text:style-name="Standard">Q179: What are Serverless Functions?</text:p>
      <text:p text:style-name="Standard">A: Instead of renting a permanent server that runs 24/7, Serverless functions are tiny backend scripts that wake up instantly when a user clicks a button, do the math, and go back to sleep. You only pay for the exact millisecond they run.</text:p>
      <text:p text:style-name="Standard"/>
      <text:p text:style-name="Standard">Q180: State of React today?</text:p>
      <text:p text:style-name="Standard">A: Moving heavily towards the Server. Standard React is great, but the industry standard is now using Next.js or Remix to combine React with backend server powers for maximum performance.</text:p>
      <text:p text:style-name="Standard"/>
      <text:p text:style-name="Standard">=========================================</text:p>
      <text:p text:style-name="Standard">SECTION 20: REACT CODING QUESTIONS (PRACTICAL)</text:p>
      <text:p text:style-name="Standard">=========================================</text:p>
      <text:p text:style-name="Standard"/>
      <text:p text:style-name="Standard">Q181: Write a simple Counter component.</text:p>
      <text:p text:style-name="Standard">A: A basic component using `useState` to increment and decrement a number.</text:p>
      <text:p text:style-name="Standard">```jsx</text:p>
      <text:p text:style-name="Standard">function Counter() {</text:p>
      <text:p text:style-name="Standard"><text:s text:c="2"/>const [count, setCount] = useState(0);</text:p>
      <text:p text:style-name="Standard"><text:s text:c="2"/>return (</text:p>
      <text:p text:style-name="Standard"><text:s text:c="4"/>&lt;div&gt;</text:p>
      <text:p text:style-name="Standard"><text:s text:c="6"/>&lt;p&gt;Count: {count}&lt;/p&gt;</text:p>
      <text:p text:style-name="Standard"><text:s text:c="6"/>&lt;button onClick={() =&gt; setCount(count + 1)}&gt;Up&lt;/button&gt;</text:p>
      <text:p text:style-name="Standard"><text:s text:c="6"/>&lt;button onClick={() =&gt; setCount(count - 1)}&gt;Down&lt;/button&gt;</text:p>
      <text:p text:style-name="Standard"><text:s text:c="4"/>&lt;/div&gt;</text:p>
      <text:p text:style-name="Standard"><text:s text:c="2"/>);</text:p>
      <text:p text:style-name="Standard">}</text:p>
      <text:p text:style-name="Standard">```</text:p>
      <text:p text:style-name="Standard"><text:soft-page-break/></text:p>
      <text:p text:style-name="Standard">Q182: Write a component that fetches a list of users from an API on load.</text:p>
      <text:p text:style-name="Standard">A: Combine `useEffect` to fetch data and `useState` to store the result.</text:p>
      <text:p text:style-name="Standard">```jsx</text:p>
      <text:p text:style-name="Standard">function UserList() {</text:p>
      <text:p text:style-name="Standard"><text:s text:c="2"/>const [users, setUsers] = useState([]);</text:p>
      <text:p text:style-name="Standard"><text:s text:c="2"/>useEffect(() =&gt; {</text:p>
      <text:p text:style-name="Standard"><text:s text:c="4"/>fetch('https://jsonplaceholder.typicode.com/users')</text:p>
      <text:p text:style-name="Standard"><text:s text:c="6"/>.then(res =&gt; res.json())</text:p>
      <text:p text:style-name="Standard"><text:s text:c="6"/>.then(data =&gt; setUsers(data));</text:p>
      <text:p text:style-name="Standard"><text:s text:c="2"/>}, []);</text:p>
      <text:p text:style-name="Standard"/>
      <text:p text:style-name="Standard"><text:s text:c="2"/>return &lt;ul&gt;{users.map(u =&gt; &lt;li key={u.id}&gt;{u.name}&lt;/li&gt;)}&lt;/ul&gt;;</text:p>
      <text:p text:style-name="Standard">}</text:p>
      <text:p text:style-name="Standard">```</text:p>
      <text:p text:style-name="Standard"/>
      <text:p text:style-name="Standard">Q183: Write a controlled input component that logs its value on submit.</text:p>
      <text:p text:style-name="Standard">A: Save the user's typing in state, and prevent the page from refreshing when they submit.</text:p>
      <text:p text:style-name="Standard">```jsx</text:p>
      <text:p text:style-name="Standard">function SearchForm() {</text:p>
      <text:p text:style-name="Standard"><text:s text:c="2"/>const [query, setQuery] = useState("");</text:p>
      <text:p text:style-name="Standard"><text:s text:c="2"/>const handleSubmit = (e) =&gt; {</text:p>
      <text:p text:style-name="Standard"><text:s text:c="4"/>e.preventDefault();</text:p>
      <text:p text:style-name="Standard"><text:s text:c="4"/>console.log("Searching for:", query);</text:p>
      <text:p text:style-name="Standard"><text:s text:c="2"/>};</text:p>
      <text:p text:style-name="Standard"><text:s text:c="2"/>return (</text:p>
      <text:p text:style-name="Standard"><text:s text:c="4"/>&lt;form onSubmit={handleSubmit}&gt;</text:p>
      <text:p text:style-name="Standard"><text:s text:c="6"/>&lt;input value={query} onChange={e =&gt; setQuery(e.target.value)} /&gt;</text:p>
      <text:p text:style-name="Standard"><text:s text:c="6"/>&lt;button type="submit"&gt;Search&lt;/button&gt;</text:p>
      <text:p text:style-name="Standard"><text:s text:c="4"/>&lt;/form&gt;</text:p>
      <text:p text:style-name="Standard"><text:s text:c="2"/>);</text:p>
      <text:p text:style-name="Standard">}</text:p>
      <text:p text:style-name="Standard">```</text:p>
      <text:p text:style-name="Standard"/>
      <text:p text:style-name="Standard">Q184: Write a component to toggle a boolean (Show/Hide text).</text:p>
      <text:p text:style-name="Standard">A: Use a button to flip a true/false state back and forth.</text:p>
      <text:p text:style-name="Standard">```jsx</text:p>
      <text:p text:style-name="Standard">function ToggleText() {</text:p>
      <text:p text:style-name="Standard"><text:s text:c="2"/>const [show, setShow] = useState(false);</text:p>
      <text:p text:style-name="Standard"><text:s text:c="2"/>return (</text:p>
      <text:p text:style-name="Standard"><text:s text:c="4"/>&lt;div&gt;</text:p>
      <text:p text:style-name="Standard"><text:s text:c="6"/>&lt;button onClick={() =&gt; setShow(!show)}&gt;{show ? 'Hide' : 'Show'}&lt;/button&gt;</text:p>
      <text:p text:style-name="Standard"><text:s text:c="6"/>{show &amp;&amp; &lt;p&gt;Hello, World!&lt;/p&gt;}</text:p>
      <text:p text:style-name="Standard"><text:s text:c="4"/>&lt;/div&gt;</text:p>
      <text:p text:style-name="Standard"><text:s text:c="2"/>);</text:p>
      <text:p text:style-name="Standard">}</text:p>
      <text:p text:style-name="Standard">```</text:p>
      <text:p text:style-name="Standard"/>
      <text:p text:style-name="Standard">Q185: Write a simple Todo list where you can add new items.</text:p>
      <text:p text:style-name="Standard">A: Keep an array in state. When the user clicks add, copy the old array and paste the new item at the end.</text:p>
      <text:p text:style-name="Standard">```jsx</text:p>
      <text:p text:style-name="Standard"><text:soft-page-break/>function TodoList() {</text:p>
      <text:p text:style-name="Standard"><text:s text:c="2"/>const [todos, setTodos] = useState([]);</text:p>
      <text:p text:style-name="Standard"><text:s text:c="2"/>const [input, setInput] = useState("");</text:p>
      <text:p text:style-name="Standard"/>
      <text:p text:style-name="Standard"><text:s text:c="2"/>const addTodo = () =&gt; {</text:p>
      <text:p text:style-name="Standard"><text:s text:c="4"/>setTodos([...todos, input]);</text:p>
      <text:p text:style-name="Standard"><text:s text:c="4"/>setInput("");</text:p>
      <text:p text:style-name="Standard"><text:s text:c="2"/>};</text:p>
      <text:p text:style-name="Standard"/>
      <text:p text:style-name="Standard"><text:s text:c="2"/>return (</text:p>
      <text:p text:style-name="Standard"><text:s text:c="4"/>&lt;div&gt;</text:p>
      <text:p text:style-name="Standard"><text:s text:c="6"/>&lt;input value={input} onChange={e =&gt; setInput(e.target.value)} /&gt;</text:p>
      <text:p text:style-name="Standard"><text:s text:c="6"/>&lt;button onClick={addTodo}&gt;Add&lt;/button&gt;</text:p>
      <text:p text:style-name="Standard"><text:s text:c="6"/>&lt;ul&gt;{todos.map((todo, i) =&gt; &lt;li key={i}&gt;{todo}&lt;/li&gt;)}&lt;/ul&gt;</text:p>
      <text:p text:style-name="Standard"><text:s text:c="4"/>&lt;/div&gt;</text:p>
      <text:p text:style-name="Standard"><text:s text:c="2"/>);</text:p>
      <text:p text:style-name="Standard">}</text:p>
      <text:p text:style-name="Standard">```</text:p>
      <text:p text:style-name="Standard"/>
      <text:p text:style-name="Standard">Q186: Conditionally apply a CSS class based on state?</text:p>
      <text:p text:style-name="Standard">A: Use standard Javascript template literal strings inside the className.</text:p>
      <text:p text:style-name="Standard">```jsx</text:p>
      <text:p text:style-name="Standard">function Box({ isActive }) {</text:p>
      <text:p text:style-name="Standard"><text:s text:c="2"/>return &lt;div className={`box ${isActive ? 'active-box' : ''}`}&gt;Content&lt;/div&gt;;</text:p>
      <text:p text:style-name="Standard">}</text:p>
      <text:p text:style-name="Standard">```</text:p>
      <text:p text:style-name="Standard"/>
      <text:p text:style-name="Standard">Q187: Write a Timer component that counts up every second.</text:p>
      <text:p text:style-name="Standard">A: Start a `setInterval` inside `useEffect`, and CLEAR the interval in the return function so it doesn't leak memory.</text:p>
      <text:p text:style-name="Standard">```jsx</text:p>
      <text:p text:style-name="Standard">function Timer() {</text:p>
      <text:p text:style-name="Standard"><text:s text:c="2"/>const [secs, setSecs] = useState(0);</text:p>
      <text:p text:style-name="Standard"><text:s text:c="2"/>useEffect(() =&gt; {</text:p>
      <text:p text:style-name="Standard"><text:s text:c="4"/>const interval = setInterval(() =&gt; setSecs(prev =&gt; prev + 1), 1000);</text:p>
      <text:p text:style-name="Standard"><text:s text:c="4"/>return () =&gt; clearInterval(interval); // Cleanup!</text:p>
      <text:p text:style-name="Standard"><text:s text:c="2"/>}, []);</text:p>
      <text:p text:style-name="Standard"><text:s text:c="2"/>return &lt;p&gt;Timer: {secs}s&lt;/p&gt;;</text:p>
      <text:p text:style-name="Standard">}</text:p>
      <text:p text:style-name="Standard">```</text:p>
      <text:p text:style-name="Standard"/>
      <text:p text:style-name="Standard">Q188: Write a custom hook that tracks the Window Width.</text:p>
      <text:p text:style-name="Standard">A: Listen to the browser's `resize` event and store `window.innerWidth`.</text:p>
      <text:p text:style-name="Standard">```jsx</text:p>
      <text:p text:style-name="Standard">function useWindowWidth() {</text:p>
      <text:p text:style-name="Standard"><text:s text:c="2"/>const [width, setWidth] = useState(window.innerWidth);</text:p>
      <text:p text:style-name="Standard"><text:s text:c="2"/>useEffect(() =&gt; {</text:p>
      <text:p text:style-name="Standard"><text:s text:c="4"/>const handleResize = () =&gt; setWidth(window.innerWidth);</text:p>
      <text:p text:style-name="Standard"><text:s text:c="4"/>window.addEventListener('resize', handleResize);</text:p>
      <text:p text:style-name="Standard"><text:s text:c="4"/>return () =&gt; window.removeEventListener('resize', handleResize);</text:p>
      <text:p text:style-name="Standard"><text:s text:c="2"/>}, []);</text:p>
      <text:p text:style-name="Standard"><text:s text:c="2"/>return width;</text:p>
      <text:p text:style-name="Standard"><text:soft-page-break/>}</text:p>
      <text:p text:style-name="Standard">```</text:p>
      <text:p text:style-name="Standard"/>
      <text:p text:style-name="Standard">Q189: Create an Uncontrolled form using `useRef`.</text:p>
      <text:p text:style-name="Standard">A: Attach a ref to the input element. When the user hits submit, just read the exact value directly from the physical HTML element.</text:p>
      <text:p text:style-name="Standard">```jsx</text:p>
      <text:p text:style-name="Standard">function UncontrolledForm() {</text:p>
      <text:p text:style-name="Standard"><text:s text:c="2"/>const inputRef = useRef(null);</text:p>
      <text:p text:style-name="Standard"><text:s text:c="2"/>const handleSubmit = (e) =&gt; {</text:p>
      <text:p text:style-name="Standard"><text:s text:c="4"/>e.preventDefault();</text:p>
      <text:p text:style-name="Standard"><text:s text:c="4"/>alert("Value: " + inputRef.current.value);</text:p>
      <text:p text:style-name="Standard"><text:s text:c="2"/>};</text:p>
      <text:p text:style-name="Standard"><text:s text:c="2"/>return (</text:p>
      <text:p text:style-name="Standard"><text:s text:c="4"/>&lt;form onSubmit={handleSubmit}&gt;</text:p>
      <text:p text:style-name="Standard"><text:s text:c="6"/>&lt;input type="text" ref={inputRef} /&gt;</text:p>
      <text:p text:style-name="Standard"><text:s text:c="6"/>&lt;button type="submit"&gt;Submit&lt;/button&gt;</text:p>
      <text:p text:style-name="Standard"><text:s text:c="4"/>&lt;/form&gt;</text:p>
      <text:p text:style-name="Standard"><text:s text:c="2"/>);</text:p>
      <text:p text:style-name="Standard">}</text:p>
      <text:p text:style-name="Standard">```</text:p>
      <text:p text:style-name="Standard"/>
      <text:p text:style-name="Standard">Q190: Write a reusable Search Filter component mapping an array.</text:p>
      <text:p text:style-name="Standard">A: Filter the source array using `.filter` right before displaying it on the screen.</text:p>
      <text:p text:style-name="Standard">```jsx</text:p>
      <text:p text:style-name="Standard">function FruitSearch({ fruits }) {</text:p>
      <text:p text:style-name="Standard"><text:s text:c="2"/>const [search, setSearch] = useState("");</text:p>
      <text:p text:style-name="Standard"><text:s text:c="2"/>const filtered = fruits.filter(f =&gt; f.toLowerCase().includes(search.toLowerCase()));</text:p>
      <text:p text:style-name="Standard"><text:s text:c="2"/></text:p>
      <text:p text:style-name="Standard"><text:s text:c="2"/>return (</text:p>
      <text:p text:style-name="Standard"><text:s text:c="4"/>&lt;div&gt;</text:p>
      <text:p text:style-name="Standard"><text:s text:c="6"/>&lt;input placeholder="Search" onChange={e =&gt; setSearch(e.target.value)} /&gt;</text:p>
      <text:p text:style-name="Standard"><text:s text:c="6"/>&lt;ul&gt;{filtered.map(f =&gt; &lt;li key={f}&gt;{f}&lt;/li&gt;)}&lt;/ul&gt;</text:p>
      <text:p text:style-name="Standard"><text:s text:c="4"/>&lt;/div&gt;</text:p>
      <text:p text:style-name="Standard"><text:s text:c="2"/>);</text:p>
      <text:p text:style-name="Standard">}</text:p>
      <text:p text:style-name="Standard">```</text:p>
      <text:p text:style-name="Standard"/>
      <text:p text:style-name="Standard">Q191: Create a Higher-Order Component (HOC) that logs mounts.</text:p>
      <text:p text:style-name="Standard">A: A function that wraps another component and injects a `useEffect` logger into it.</text:p>
      <text:p text:style-name="Standard">```jsx</text:p>
      <text:p text:style-name="Standard">function withLogger(WrappedComponent) {</text:p>
      <text:p text:style-name="Standard"><text:s text:c="2"/>return function EnhancedComponent(props) {</text:p>
      <text:p text:style-name="Standard"><text:s text:c="4"/>useEffect(() =&gt; {</text:p>
      <text:p text:style-name="Standard"><text:s text:c="6"/>console.log(`${WrappedComponent.name} mounted.`);</text:p>
      <text:p text:style-name="Standard"><text:s text:c="4"/>}, []);</text:p>
      <text:p text:style-name="Standard"><text:s text:c="4"/>return &lt;WrappedComponent {...props} /&gt;;</text:p>
      <text:p text:style-name="Standard"><text:s text:c="2"/>};</text:p>
      <text:p text:style-name="Standard">}</text:p>
      <text:p text:style-name="Standard">```</text:p>
      <text:p text:style-name="Standard"/>
      <text:p text:style-name="Standard">Q192: Use Context to create a Light/Dark Mode ThemeProvider.</text:p>
      <text:p text:style-name="Standard"><text:soft-page-break/>A: Create the context, wrap the children in a Provider, and give it the current theme state.</text:p>
      <text:p text:style-name="Standard">```jsx</text:p>
      <text:p text:style-name="Standard">const ThemeContext = createContext();</text:p>
      <text:p text:style-name="Standard"/>
      <text:p text:style-name="Standard">function ThemeProvider({ children }) {</text:p>
      <text:p text:style-name="Standard"><text:s text:c="2"/>const [theme, setTheme] = useState('light');</text:p>
      <text:p text:style-name="Standard"><text:s text:c="2"/>const toggle = () =&gt; setTheme(t =&gt; t === 'light' ? 'dark' : 'light');</text:p>
      <text:p text:style-name="Standard"><text:s text:c="2"/></text:p>
      <text:p text:style-name="Standard"><text:s text:c="2"/>return (</text:p>
      <text:p text:style-name="Standard"><text:s text:c="4"/>&lt;ThemeContext.Provider value={{ theme, toggle }}&gt;</text:p>
      <text:p text:style-name="Standard"><text:s text:c="6"/>{children}</text:p>
      <text:p text:style-name="Standard"><text:s text:c="4"/>&lt;/ThemeContext.Provider&gt;</text:p>
      <text:p text:style-name="Standard"><text:s text:c="2"/>);</text:p>
      <text:p text:style-name="Standard">}</text:p>
      <text:p text:style-name="Standard">```</text:p>
      <text:p text:style-name="Standard"/>
      <text:p text:style-name="Standard">Q193: Implement a simple Error Boundary.</text:p>
      <text:p text:style-name="Standard">A: You MUST use a Class Component to do this. It catches crashes and shows a fallback screen.</text:p>
      <text:p text:style-name="Standard">```jsx</text:p>
      <text:p text:style-name="Standard">class ErrorBoundary extends React.Component {</text:p>
      <text:p text:style-name="Standard"><text:s text:c="2"/>state = { hasError: false };</text:p>
      <text:p text:style-name="Standard"><text:s text:c="2"/>static getDerivedStateFromError(error) { return { hasError: true }; }</text:p>
      <text:p text:style-name="Standard"><text:s text:c="2"/></text:p>
      <text:p text:style-name="Standard"><text:s text:c="2"/>render() {</text:p>
      <text:p text:style-name="Standard"><text:s text:c="4"/>if (this.state.hasError) return &lt;h2&gt;Something went wrong.&lt;/h2&gt;;</text:p>
      <text:p text:style-name="Standard"><text:s text:c="4"/>return this.props.children;</text:p>
      <text:p text:style-name="Standard"><text:s text:c="2"/>}</text:p>
      <text:p text:style-name="Standard">}</text:p>
      <text:p text:style-name="Standard">```</text:p>
      <text:p text:style-name="Standard"/>
      <text:p text:style-name="Standard">Q194: Create a Modal component using React Portals.</text:p>
      <text:p text:style-name="Standard">A: Portals teleport the HTML out of the current restricted `&lt;div&gt;` and attach it safely to the very root of the `&lt;body&gt;`.</text:p>
      <text:p text:style-name="Standard">```jsx</text:p>
      <text:p text:style-name="Standard">function Modal({ children, isOpen }) {</text:p>
      <text:p text:style-name="Standard"><text:s text:c="2"/>if (!isOpen) return null;</text:p>
      <text:p text:style-name="Standard"><text:s text:c="2"/>return ReactDOM.createPortal(</text:p>
      <text:p text:style-name="Standard"><text:s text:c="4"/>&lt;div className="modal-overlay"&gt;{children}&lt;/div&gt;,</text:p>
      <text:p text:style-name="Standard"><text:s text:c="4"/>document.getElementById('modal-root')</text:p>
      <text:p text:style-name="Standard"><text:s text:c="2"/>);</text:p>
      <text:p text:style-name="Standard">}</text:p>
      <text:p text:style-name="Standard">```</text:p>
      <text:p text:style-name="Standard"/>
      <text:p text:style-name="Standard">Q195: Build a list where you can delete individual items.</text:p>
      <text:p text:style-name="Standard">A: Render the items, and pass the specific item you clicked to a `.filter` function to remove it from state.</text:p>
      <text:p text:style-name="Standard">```jsx</text:p>
      <text:p text:style-name="Standard">function DeletableList() {</text:p>
      <text:p text:style-name="Standard"><text:s text:c="2"/>const [items, setItems] = useState(['A', 'B', 'C']);</text:p>
      <text:p text:style-name="Standard"><text:s text:c="2"/>const remove = (target) =&gt; setItems(items.filter(item =&gt; item !== target));</text:p>
      <text:p text:style-name="Standard"><text:s text:c="2"/></text:p>
      <text:p text:style-name="Standard"><text:s text:c="2"/>return (</text:p>
      <text:p text:style-name="Standard"><text:soft-page-break/><text:s text:c="4"/>&lt;ul&gt;</text:p>
      <text:p text:style-name="Standard"><text:s text:c="6"/>{items.map(item =&gt; (</text:p>
      <text:p text:style-name="Standard"><text:s text:c="8"/>&lt;li key={item}&gt;{item} &lt;button onClick={() =&gt; remove(item)}&gt;X&lt;/button&gt;&lt;/li&gt;</text:p>
      <text:p text:style-name="Standard"><text:s text:c="6"/>))}</text:p>
      <text:p text:style-name="Standard"><text:s text:c="4"/>&lt;/ul&gt;</text:p>
      <text:p text:style-name="Standard"><text:s text:c="2"/>);</text:p>
      <text:p text:style-name="Standard">}</text:p>
      <text:p text:style-name="Standard">```</text:p>
      <text:p text:style-name="Standard"/>
      <text:p text:style-name="Standard">Q196: How to lazily load a Heavy Chart component?</text:p>
      <text:p text:style-name="Standard">A: Use `React.lazy` combined with a `Suspense` fallback loading spinner.</text:p>
      <text:p text:style-name="Standard">```jsx</text:p>
      <text:p text:style-name="Standard">const HeavyChart = React.lazy(() =&gt; import('./HeavyChart'));</text:p>
      <text:p text:style-name="Standard"/>
      <text:p text:style-name="Standard">function Dashboard() {</text:p>
      <text:p text:style-name="Standard"><text:s text:c="2"/>return (</text:p>
      <text:p text:style-name="Standard"><text:s text:c="4"/>&lt;React.Suspense fallback={&lt;p&gt;Loading chart Spinner...&lt;/p&gt;}&gt;</text:p>
      <text:p text:style-name="Standard"><text:s text:c="6"/>&lt;HeavyChart /&gt;</text:p>
      <text:p text:style-name="Standard"><text:s text:c="4"/>&lt;/React.Suspense&gt;</text:p>
      <text:p text:style-name="Standard"><text:s text:c="2"/>);</text:p>
      <text:p text:style-name="Standard">}</text:p>
      <text:p text:style-name="Standard">```</text:p>
      <text:p text:style-name="Standard"/>
      <text:p text:style-name="Standard">Q197: Write a hook to debounce a search input.</text:p>
      <text:p text:style-name="Standard">A: Use a timeout to delay updating the actual variable until the user stops typing for 500ms.</text:p>
      <text:p text:style-name="Standard">```jsx</text:p>
      <text:p text:style-name="Standard">function useDebounce(value, delay) {</text:p>
      <text:p text:style-name="Standard"><text:s text:c="2"/>const [debounced, setDebounced] = useState(value);</text:p>
      <text:p text:style-name="Standard"><text:s text:c="2"/>useEffect(() =&gt; {</text:p>
      <text:p text:style-name="Standard"><text:s text:c="4"/>const handler = setTimeout(() =&gt; setDebounced(value), delay);</text:p>
      <text:p text:style-name="Standard"><text:s text:c="4"/>return () =&gt; clearTimeout(handler);</text:p>
      <text:p text:style-name="Standard"><text:s text:c="2"/>}, [value, delay]);</text:p>
      <text:p text:style-name="Standard"><text:s text:c="2"/>return debounced;</text:p>
      <text:p text:style-name="Standard">}</text:p>
      <text:p text:style-name="Standard">```</text:p>
      <text:p text:style-name="Standard"/>
      <text:p text:style-name="Standard">Q198: Implement a basic Calculator state using `useReducer`.</text:p>
      <text:p text:style-name="Standard">A: Keep the math logic totally separate from the UI.</text:p>
      <text:p text:style-name="Standard">```jsx</text:p>
      <text:p text:style-name="Standard">function calcReducer(state, action) {</text:p>
      <text:p text:style-name="Standard"><text:s text:c="2"/>switch (action.type) {</text:p>
      <text:p text:style-name="Standard"><text:s text:c="4"/>case 'add': return state + action.payload;</text:p>
      <text:p text:style-name="Standard"><text:s text:c="4"/>case 'sub': return state - action.payload;</text:p>
      <text:p text:style-name="Standard"><text:s text:c="4"/>default: return state;</text:p>
      <text:p text:style-name="Standard"><text:s text:c="2"/>}</text:p>
      <text:p text:style-name="Standard">}</text:p>
      <text:p text:style-name="Standard">// Inside Component: const [total, dispatch] = useReducer(calcReducer, 0);</text:p>
      <text:p text:style-name="Standard">// dispatch({ type: 'add', payload: 5 })</text:p>
      <text:p text:style-name="Standard">```</text:p>
      <text:p text:style-name="Standard"/>
      <text:p text:style-name="Standard">Q199: Forward a Ref to an internal DOM node.</text:p>
      <text:p text:style-name="Standard">A: Wrap your custom component in `forwardRef` so the parent can grab its inner `&lt;input&gt;`.</text:p>
      <text:p text:style-name="Standard"><text:soft-page-break/>```jsx</text:p>
      <text:p text:style-name="Standard">const CustomInput = React.forwardRef((props, ref) =&gt; {</text:p>
      <text:p text:style-name="Standard"><text:s text:c="2"/>return &lt;input ref={ref} className="beautiful-input" {...props} /&gt;;</text:p>
      <text:p text:style-name="Standard">});</text:p>
      <text:p text:style-name="Standard">```</text:p>
      <text:p text:style-name="Standard"/>
      <text:p text:style-name="Standard">Q200: Pass data UPWARDS from Child to Parent component.</text:p>
      <text:p text:style-name="Standard">A: The Parent passes a blank callback function DOWN. The Child runs the function and shoves data into it.</text:p>
      <text:p text:style-name="Standard">```jsx</text:p>
      <text:p text:style-name="Standard">function Parent() {</text:p>
      <text:p text:style-name="Standard"><text:s text:c="2"/>const handleData = (msg) =&gt; alert("Child sent: " + msg);</text:p>
      <text:p text:style-name="Standard"><text:s text:c="2"/>return &lt;Child onMessage={handleData} /&gt;;</text:p>
      <text:p text:style-name="Standard">}</text:p>
      <text:p text:style-name="Standard"/>
      <text:p text:style-name="Standard">function Child({ onMessage }) {</text:p>
      <text:p text:style-name="Standard"><text:s text:c="2"/>return &lt;button onClick={() =&gt; onMessage("Hello!")}&gt;Send upwards&lt;/button&gt;;</text:p>
      <text:p text:style-name="Standard">}</text:p>
      <text:p text:style-name="Standard">```</text:p>
      <text:p text:style-name="Standard"/>
      <text:p text:style-name="Standard">=========================================</text:p>
      <text:p text:style-name="Standard">END OF REACT INTERVIEW QUESTIONS</text:p>
      <text:p text:style-name="Standar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6-03-23T13:17:40.284150693</meta:creation-date>
    <dc:date>2026-03-24T15:35:59.772511404</dc:date>
    <meta:editing-duration>P1DT2H18M19S</meta:editing-duration>
    <meta:editing-cycles>2</meta:editing-cycles>
    <meta:generator>LibreOffice/6.4.7.2$Linux_X86_64 LibreOffice_project/40$Build-2</meta:generator>
    <meta:document-statistic meta:table-count="0" meta:image-count="0" meta:object-count="0" meta:page-count="24" meta:paragraph-count="743" meta:word-count="7922" meta:character-count="50505" meta:non-whitespace-character-count="42845"/>
  </office:meta>
</office:document-meta>
</file>